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duł 5 – Bazy danych</text:p>
      <text:p text:style-name="Standard"/>
      <text:p text:style-name="Standard">Pojęcia:</text:p>
      <text:p text:style-name="Standard">baza danych, dane, informacja, tabela, pole, rekord, typy danych, właściwości pól, klucz główny (podstawowy), indeks, relacje jeden-do-wielu, jeden-do-jednego, wiele-do-wielu, więzy integralności, integralność danych</text:p>
      <text:p text:style-name="Standard"/>
      <text:p text:style-name="Standard">Wyjaśnienia i dobre zasady:</text:p>
      <text:list xml:id="list40280678" text:style-name="L2">
        <text:list-item>
          <text:p text:style-name="P2">jedna tabela powinna zawierać informacje tylko o jednym obiekcie</text:p>
        </text:list-item>
        <text:list-item>
          <text:p text:style-name="P2">pole powinno zawierać jeden element danych</text:p>
        </text:list-item>
        <text:list-item>
          <text:p text:style-name="P2">typ danych powinien odpowiadać informacji przechowywanej w polu, opcje pola, np. Rozmiar </text:p>
        </text:list-item>
        <text:list-item>
          <text:p text:style-name="P2">relacje mają minimalizować dublowanie się informacji</text:p>
        </text:list-item>
        <text:list-item>
          <text:p text:style-name="P2">relacje polegają na łączeniu pól z dwóch tabel, które przechowują te same informacje, najczęściej identyfikator liczbowy lub tekstowy</text:p>
        </text:list-item>
        <text:list-item>
          <text:p text:style-name="P2">projektowaniem danych zajmuje się specjalista projektant</text:p>
        </text:list-item>
        <text:list-item>
          <text:p text:style-name="P2">wprowadzaniem, utrzymywaniem, przeszukiwaniem danych zajmuje się użytkownik</text:p>
        </text:list-item>
        <text:list-item>
          <text:p text:style-name="P2">dostęp do danych dla poszczególnych użytkowników przyznaje administrator</text:p>
        </text:list-item>
        <text:list-item>
          <text:p text:style-name="P2">za tworzenie kopii zapasowej i odzyskiwanie bazy danych odpowiada administrator</text:p>
        </text:list-item>
      </text:list>
      <text:p text:style-name="Standard"/>
      <text:p text:style-name="Standard">Reguły tworzenia baz danych:</text:p>
      <text:list xml:id="list40257219" text:style-name="L1">
        <text:list-item>
          <text:p text:style-name="P1">Unikanie nadmiarowości informacji</text:p>
        </text:list-item>
        <text:list-item>
          <text:p text:style-name="P1">Jedna z kolumn musi zawierać unikatowe dane</text:p>
        </text:list-item>
        <text:list-item>
          <text:p text:style-name="P1">W bazie danych powinien znajdować się klucz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 r</meta:initial-creator>
    <meta:creation-date>2011-02-20T12:57:28.56</meta:creation-date>
    <dc:date>2012-03-15T20:18:31.11</dc:date>
    <dc:creator>r r</dc:creator>
    <meta:editing-duration>PT50M14S</meta:editing-duration>
    <meta:editing-cycles>7</meta:editing-cycles>
    <meta:generator>LibreOffice/3.4$Win32 LibreOffice_project/340m1$Build-12</meta:generator>
    <meta:document-statistic meta:table-count="0" meta:image-count="0" meta:object-count="0" meta:page-count="1" meta:paragraph-count="0" meta:word-count="140" meta:character-count="1088" meta:non-whitespace-character-count="968"/>
  </office:meta>
</office:document-meta>
</file>